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автоматизации голосового бота на основе транскрибированных фраз клиентов, предлагается следующий план решения задачи:</text:p>
      <text:p text:style-name="Standard"/>
      <text:p text:style-name="Standard">1. Сбор и Подготовка данных:</text:p>
      <text:p text:style-name="Standard"><text:s text:c="3"/>- Собрать и транскрибировать аудиофайлы с фразами клиентов в текстовый формат.</text:p>
      <text:p text:style-name="Standard"><text:s text:c="3"/>- Разметить данные на классы, чтобы подготовить их для обучения модели.</text:p>
      <text:p text:style-name="Standard"/>
      <text:p text:style-name="Standard">2. Предобработка данных:</text:p>
      <text:p text:style-name="Standard"><text:s text:c="3"/>- Очистить текст от лишних символов, стоп-слов и провести токенизацию.</text:p>
      <text:p text:style-name="Standard"><text:s text:c="3"/>- Преобразовать текстовые данные в числовой формат, например, с помощью эмбеддингов или TF-IDF векторизации.</text:p>
      <text:p text:style-name="Standard"/>
      <text:p text:style-name="Standard">3. Построение и Обучение модели:</text:p>
      <text:p text:style-name="Standard"><text:s text:c="3"/>- Выбрать алгоритм классификации текста (например, LSTM, CNN, BERT).</text:p>
      <text:p text:style-name="Standard"><text:s text:c="3"/>- Собрать и обучить модель на подготовленных данных, предварительно разбив их на обучающий и тестовый наборы.</text:p>
      <text:p text:style-name="Standard"><text:s text:c="3"/>- Настроить гиперпараметры и провести кросс-валидацию для увеличения производительности модели.</text:p>
      <text:p text:style-name="Standard"/>
      <text:p text:style-name="Standard">4. Валидация и оценка модели:</text:p>
      <text:p text:style-name="Standard"><text:s text:c="3"/>- Оценить производительность модели на тестовой выборке (точность, полнота, F1-мера).</text:p>
      <text:p text:style-name="Standard"><text:s text:c="3"/>- Провести анализ ошибок и потенциальных улучшений.</text:p>
      <text:p text:style-name="Standard"/>
      <text:p text:style-name="Standard">5. Интеграция с голосовым ботом:</text:p>
      <text:p text:style-name="Standard"><text:s text:c="3"/>- Создать интерфейс для голосового ввода данных.</text:p>
      <text:p text:style-name="Standard"><text:s text:c="3"/>- Интегрировать обученную модель для классификации текста и выдачи классов с вероятностями в ответ.</text:p>
      <text:p text:style-name="Standard"/>
      <text:p text:style-name="Standard">6. Тестирование и доработка:</text:p>
      <text:p text:style-name="Standard"><text:s text:c="3"/>- Протестировать взаимодействие модели с голосовым ботом.</text:p>
      <text:p text:style-name="Standard"><text:s text:c="3"/>- Внедрить обратную связь клиентов для дальнейшей доработки и улучшения решения.</text:p>
      <text:p text:style-name="Standard"/>
      <text:p text:style-name="Standard">7. Релиз и Масштабирование:</text:p>
      <text:p text:style-name="Standard"><text:s text:c="3"/>- Запустить голосового бота в боевое использование.</text:p>
      <text:p text:style-name="Standard"><text:s text:c="3"/>- При необходимости, масштабировать решение для обработки большего количества транскрибированных фраз клиент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7:41:39.095850484</meta:creation-date>
    <dc:date>2024-03-29T17:42:15.355202542</dc:date>
    <meta:editing-duration>PT38S</meta:editing-duration>
    <meta:editing-cycles>1</meta:editing-cycles>
    <meta:document-statistic meta:table-count="0" meta:image-count="0" meta:object-count="0" meta:page-count="1" meta:paragraph-count="23" meta:word-count="201" meta:character-count="1547" meta:non-whitespace-character-count="1324"/>
    <meta:generator>LibreOffice/7.3.7.2$Linux_X86_64 LibreOffice_project/30$Build-2</meta:generator>
  </office:meta>
</office:document-meta>
</file>